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System software</text:span>=<text:span text:style-name="T1">system software is design to run computer <text:s/>hardware and appication programs.</text:span></text:p>
      <text:p text:style-name="P1">System software is the inter face between the hardware and user application</text:p>
      <text:p text:style-name="P1">System software is is used to manage the computer its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4:01:05.145629333</meta:creation-date>
    <dc:date>2022-09-23T17:59:15.197577537</dc:date>
    <meta:editing-duration>PT3H18M</meta:editing-duration>
    <meta:editing-cycles>1</meta:editing-cycles>
    <meta:document-statistic meta:table-count="0" meta:image-count="0" meta:object-count="0" meta:page-count="1" meta:paragraph-count="3" meta:word-count="34" meta:character-count="223" meta:non-whitespace-character-count="191"/>
    <meta:generator>LibreOffice/6.0.7.3$Linux_X86_64 LibreOffice_project/00m0$Build-3</meta:generator>
  </office:meta>
</office:document-meta>
</file>